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Heading_20_2">
      <style:paragraph-properties fo:margin-left="0cm" fo:margin-right="0cm" fo:orphans="2" fo:widows="2" fo:text-indent="0cm" style:auto-text-indent="false"/>
      <style:text-properties fo:font-variant="normal" fo:text-transform="none" fo:color="#000000" loext:opacity="100%" style:font-name="Times New Roman" fo:letter-spacing="normal" fo:font-style="normal" fo:font-weight="normal"/>
    </style:style>
    <style:style style:name="P2" style:family="paragraph" style:parent-style-name="Heading_20_3">
      <style:paragraph-properties fo:margin-left="0cm" fo:margin-right="0cm" fo:orphans="2" fo:widows="2" fo:text-indent="0cm" style:auto-text-indent="false"/>
      <style:text-properties fo:font-variant="normal" fo:text-transform="none" fo:color="#000000" loext:opacity="100%" style:font-name="Times New Roman" fo:letter-spacing="normal" fo:font-style="normal" fo:font-weight="normal"/>
    </style:style>
    <style:style style:name="P3" style:family="paragraph" style:parent-style-name="Preformatted_20_Text">
      <style:paragraph-properties fo:margin-left="0cm" fo:margin-right="0cm" fo:orphans="2" fo:widows="2" fo:text-indent="0cm" style:auto-text-indent="false"/>
      <style:text-properties fo:font-variant="normal" fo:text-transform="none" fo:color="#000000" loext:opacity="100%" fo:letter-spacing="normal"/>
    </style:style>
    <style:style style:name="P4" style:family="paragraph" style:parent-style-name="Preformatted_20_Text">
      <style:paragraph-properties fo:margin-top="0cm" fo:margin-bottom="0.499cm" style:contextual-spacing="false" fo:orphans="2" fo:widows="2"/>
      <style:text-properties fo:font-variant="normal" fo:text-transform="none" fo:color="#000000" loext:opacity="100%" fo:letter-spacing="normal"/>
    </style:style>
    <style:style style:name="P5" style:family="paragraph" style:parent-style-name="Preformatted_20_Text">
      <style:paragraph-properties fo:orphans="2" fo:widows="2"/>
      <style:text-properties fo:font-variant="normal" fo:text-transform="none" fo:color="#000000" loext:opacity="100%" fo:letter-spacing="normal"/>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7"/>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9"/>
    <style:style style:name="P23" style:family="paragraph" style:parent-style-name="Text_20_body" style:list-style-name="L9">
      <style:paragraph-properties fo:margin-top="0cm" fo:margin-bottom="0cm" style:contextual-spacing="false"/>
    </style:style>
    <style:style style:name="P24" style:family="paragraph" style:parent-style-name="Text_20_body" style:list-style-name="L10"/>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paragraph-properties fo:margin-left="0cm" fo:margin-right="0cm" fo:orphans="2" fo:widows="2" fo:text-indent="0cm" style:auto-text-indent="false"/>
    </style:style>
    <style:style style:name="P27" style:family="paragraph" style:parent-style-name="Text_20_body" style:list-style-name="L12">
      <style:paragraph-properties fo:margin-top="0cm" fo:margin-bottom="0cm" style:contextual-spacing="false" fo:orphans="2" fo:widows="2"/>
    </style:style>
    <style:style style:name="P28" style:family="paragraph" style:parent-style-name="Text_20_body" style:list-style-name="L12">
      <style:paragraph-properties fo:orphans="2" fo:widows="2"/>
    </style:style>
    <style:style style:name="P29" style:family="paragraph" style:parent-style-name="Text_20_body" style:list-style-name="L15">
      <style:paragraph-properties fo:margin-top="0cm" fo:margin-bottom="0cm" style:contextual-spacing="false" fo:orphans="2" fo:widows="2"/>
    </style:style>
    <style:style style:name="P30" style:family="paragraph" style:parent-style-name="Text_20_body" style:list-style-name="L15">
      <style:paragraph-properties fo:orphans="2" fo:widows="2"/>
    </style:style>
    <style:style style:name="P31" style:family="paragraph" style:parent-style-name="Text_20_body" style:list-style-name="L17">
      <style:paragraph-properties fo:margin-top="0cm" fo:margin-bottom="0cm" style:contextual-spacing="false" fo:orphans="2" fo:widows="2"/>
    </style:style>
    <style:style style:name="P32" style:family="paragraph" style:parent-style-name="Text_20_body" style:list-style-name="L17">
      <style:paragraph-properties fo:orphans="2" fo:widows="2"/>
    </style:style>
    <style:style style:name="P33" style:family="paragraph" style:parent-style-name="Text_20_body" style:list-style-name="L11">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34" style:family="paragraph" style:parent-style-name="Text_20_body" style:list-style-name="L11">
      <style:paragraph-properties fo:orphans="2" fo:widows="2"/>
      <style:text-properties fo:font-variant="normal" fo:text-transform="none" fo:color="#000000" loext:opacity="100%" style:font-name="Times New Roman" fo:font-size="14pt" fo:letter-spacing="normal" fo:font-style="normal" fo:font-weight="normal"/>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36" style:family="paragraph" style:parent-style-name="Text_20_body" style:list-style-name="L13">
      <style:paragraph-properties fo:orphans="2" fo:widows="2"/>
      <style:text-properties fo:font-variant="normal" fo:text-transform="none" fo:color="#000000" loext:opacity="100%" style:font-name="Times New Roman" fo:font-size="14pt" fo:letter-spacing="normal" fo:font-style="normal" fo:font-weight="normal"/>
    </style:style>
    <style:style style:name="P37" style:family="paragraph" style:parent-style-name="Text_20_body" style:list-style-name="L14">
      <style:paragraph-properties fo:orphans="2" fo:widows="2"/>
      <style:text-properties fo:font-variant="normal" fo:text-transform="none" fo:color="#000000" loext:opacity="100%" style:font-name="Times New Roman" fo:font-size="14pt" fo:letter-spacing="normal" fo:font-style="normal" fo:font-weight="normal"/>
    </style:style>
    <style:style style:name="P38" style:family="paragraph" style:parent-style-name="Text_20_body" style:list-style-name="L16">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39" style:family="paragraph" style:parent-style-name="Text_20_body" style:list-style-name="L16">
      <style:paragraph-properties fo:orphans="2" fo:widows="2"/>
      <style:text-properties fo:font-variant="normal" fo:text-transform="none" fo:color="#000000" loext:opacity="100%" style:font-name="Times New Roman" fo:font-size="14pt" fo:letter-spacing="normal" fo:font-style="normal" fo:font-weight="normal"/>
    </style:style>
    <style:style style:name="P40" style:family="paragraph" style:parent-style-name="Text_20_body" style:list-style-name="L18">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41" style:family="paragraph" style:parent-style-name="Text_20_body" style:list-style-name="L18">
      <style:paragraph-properties fo:orphans="2" fo:widows="2"/>
      <style:text-properties fo:font-variant="normal" fo:text-transform="none" fo:color="#000000" loext:opacity="100%" style:font-name="Times New Roman" fo:font-size="14pt" fo:letter-spacing="normal" fo:font-style="normal" fo:font-weight="normal"/>
    </style:style>
    <style:style style:name="T1" style:family="text">
      <style:text-properties fo:font-style="normal" fo:font-weight="normal"/>
    </style:style>
    <style:style style:name="T2" style:family="text">
      <style:text-properties fo:font-variant="normal" fo:text-transform="none" fo:color="#000000" loext:opacity="100%" style:font-name="Times New Roman" fo:letter-spacing="normal" fo:font-style="normal" fo:font-weight="normal"/>
    </style:style>
    <style:style style:name="T3" style:family="text">
      <style:text-properties fo:font-variant="normal" fo:text-transform="none" fo:color="#000000" loext:opacity="100%" style:font-name="Times New Roman" fo:font-size="14pt" fo:letter-spacing="normal" fo:font-style="normal" fo:font-weight="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text:span text:style-name="T2">Matrix Multiplication Accelerator</text:span></text:span></text:h>
      <text:h text:style-name="P1" text:outline-level="2">Introduction</text:h>
      <text:p text:style-name="P26"><text:span text:style-name="T3">A </text:span><text:span text:style-name="Strong_20_Emphasis"><text:span text:style-name="T3">Matrix Multiplication Accelerator</text:span></text:span><text:span text:style-name="T3"> is a hardware module designed to perform matrix multiplications efficiently. This operation is fundamental in various fields, such as image processing, machine learning, signal processing, and numerical simulations. By implementing matrix multiplication in hardware, the accelerator can achieve higher performance, lower latency, and reduced power consumption compared to software implementations on general-purpose processors.</text:span></text:p>
      <text:h text:style-name="P1" text:outline-level="2">Purpose and Applications</text:h>
      <text:h text:style-name="P2" text:outline-level="3">Purpose:</text:h>
      <text:list xml:id="list4240770288" text:style-name="L11">
        <text:list-item>
          <text:p text:style-name="P33">Accelerates the computation of matrix products by leveraging parallelism and optimized hardware logic.</text:p>
        </text:list-item>
        <text:list-item>
          <text:p text:style-name="P34">Reduces the computational burden on CPUs or GPUs for specific applications.</text:p>
        </text:list-item>
      </text:list>
      <text:h text:style-name="P2" text:outline-level="3">Applications:</text:h>
      <text:list xml:id="list483788815" text:style-name="L12">
        <text:list-item>
          <text:p text:style-name="P27"><text:span text:style-name="Strong_20_Emphasis"><text:span text:style-name="T3">AI/ML:</text:span></text:span><text:span text:style-name="T3"> Neural network operations (dot products, tensor multiplications).</text:span></text:p>
        </text:list-item>
        <text:list-item>
          <text:p text:style-name="P27"><text:span text:style-name="Strong_20_Emphasis"><text:span text:style-name="T3">Graphics:</text:span></text:span><text:span text:style-name="T3"> Transformations in 3D modeling and rendering.</text:span></text:p>
        </text:list-item>
        <text:list-item>
          <text:p text:style-name="P28"><text:span text:style-name="Strong_20_Emphasis"><text:span text:style-name="T3">Signal Processing:</text:span></text:span><text:span text:style-name="T3"> Filtering, convolutions, and other DSP tasks.</text:span></text:p>
        </text:list-item>
      </text:list>
      <text:h text:style-name="P1" text:outline-level="2">Design Overview</text:h>
      <text:p text:style-name="P35">The accelerator is designed to compute the product of two matrices A and B, resulting in matrix C. For a \( N imes N \) matrix multiplication:</text:p>
      <text:p text:style-name="P3"><text:s text:c="8"/><text:span text:style-name="T1">C[i][j] = ∑ (k=1 to N) A[i][k] * B[k][j]</text:span></text:p>
      <text:p text:style-name="P4"><text:s text:c="4"/></text:p>
      <text:h text:style-name="P2" text:outline-level="3">Inputs:</text:h>
      <text:list xml:id="list3544909415" text:style-name="L13">
        <text:list-item>
          <text:p text:style-name="P36">Two \( N imes N \) matrices (A and B).</text:p>
        </text:list-item>
      </text:list>
      <text:h text:style-name="P2" text:outline-level="3">Outputs:</text:h>
      <text:list xml:id="list1436447075" text:style-name="L14">
        <text:list-item>
          <text:p text:style-name="P37">Resultant \( N imes N \) matrix (C).</text:p>
        </text:list-item>
      </text:list>
      <text:h text:style-name="P2" text:outline-level="3">Key Features:</text:h>
      <text:list xml:id="list1390439479" text:style-name="L15">
        <text:list-item>
          <text:p text:style-name="P29"><text:span text:style-name="Strong_20_Emphasis"><text:span text:style-name="T3">Parallel Computation:</text:span></text:span><text:span text:style-name="T3"> Multiple multipliers and adders work simultaneously to perform dot products.</text:span></text:p>
        </text:list-item>
        <text:list-item>
          <text:p text:style-name="P30"><text:soft-page-break/><text:span text:style-name="Strong_20_Emphasis"><text:span text:style-name="T3">Pipelining:</text:span></text:span><text:span text:style-name="T3"> Improves throughput by overlapping computations.</text:span></text:p>
        </text:list-item>
      </text:list>
      <text:h text:style-name="P2" text:outline-level="3">Resource Optimization:</text:h>
      <text:p text:style-name="P26"><text:span text:style-name="T3">Uses </text:span><text:span text:style-name="Strong_20_Emphasis"><text:span text:style-name="T3">time-sharing</text:span></text:span><text:span text:style-name="T3"> or </text:span><text:span text:style-name="Strong_20_Emphasis"><text:span text:style-name="T3">resource reuse</text:span></text:span><text:span text:style-name="T3"> to fit within the logic gate limit.</text:span></text:p>
      <text:h text:style-name="P1" text:outline-level="2">Hardware Implementation</text:h>
      <text:h text:style-name="P2" text:outline-level="3">Constraints:</text:h>
      <text:list xml:id="list3973369130" text:style-name="L16">
        <text:list-item>
          <text:p text:style-name="P38">Maximum \( N = 2 \) for a \( 2 imes 2 \) matrix multiplier (to meet the Silicluster specifications: 16 inputs, 16 outputs, 1300 gates).</text:p>
        </text:list-item>
        <text:list-item>
          <text:p text:style-name="P39">Inputs/outputs are fed in parallel or serially to meet the input/output limitations.</text:p>
        </text:list-item>
      </text:list>
      <text:h text:style-name="P2" text:outline-level="3">Modules:</text:h>
      <text:list xml:id="list1818776335" text:style-name="L17">
        <text:list-item>
          <text:p text:style-name="P31"><text:span text:style-name="Strong_20_Emphasis"><text:span text:style-name="T3">Multiplier Block:</text:span></text:span><text:span text:style-name="T3"> Performs element-wise multiplication.</text:span></text:p>
        </text:list-item>
        <text:list-item>
          <text:p text:style-name="P31"><text:span text:style-name="Strong_20_Emphasis"><text:span text:style-name="T3">Adder Block:</text:span></text:span><text:span text:style-name="T3"> Accumulates products for dot products.</text:span></text:p>
        </text:list-item>
        <text:list-item>
          <text:p text:style-name="P32"><text:span text:style-name="Strong_20_Emphasis"><text:span text:style-name="T3">Control Logic:</text:span></text:span><text:span text:style-name="T3"> Synchronizes data flow between multipliers and adders.</text:span></text:p>
        </text:list-item>
      </text:list>
      <text:h text:style-name="P2" text:outline-level="3">Architecture:</text:h>
      <text:p text:style-name="P35">Fully combinational or pipelined design, depending on resource constraints and performance goals.</text:p>
      <text:h text:style-name="P1" text:outline-level="2">Testing and Validation</text:h>
      <text:h text:style-name="P2" text:outline-level="3">Example Test:</text:h>
      <text:p text:style-name="P35">Provide fixed test inputs for matrices A and B, such as:</text:p>
      <text:p text:style-name="P3"><text:s text:c="8"/><text:span text:style-name="T1">A = [[1, 2], [3, 4]]</text:span></text:p>
      <text:p text:style-name="P5"><text:s text:c="8"/><text:span text:style-name="T1">B = [[5, 6], [7, 8]]</text:span></text:p>
      <text:p text:style-name="P4"><text:s text:c="4"/></text:p>
      <text:p text:style-name="P35">Result:</text:p>
      <text:p text:style-name="P3"><text:s text:c="8"/><text:span text:style-name="T1">C = [[19, 22], [43, 50]]</text:span></text:p>
      <text:p text:style-name="P4"><text:s text:c="4"/></text:p>
      <text:h text:style-name="P2" text:outline-level="3">Simulation:</text:h>
      <text:p text:style-name="P35">Simulate using Verilog testbenches to validate correctness.</text:p>
      <text:h text:style-name="P1" text:outline-level="2">Next Steps</text:h>
      <text:list xml:id="list78450074" text:style-name="L18">
        <text:list-item>
          <text:p text:style-name="P40">Design individual modules for multiplication, addition, and control logic.</text:p>
        </text:list-item>
        <text:list-item>
          <text:p text:style-name="P40">Integrate these modules into the top-level matrix multiplier module.</text:p>
        </text:list-item>
        <text:list-item>
          <text:p text:style-name="P40"><text:soft-page-break/>Simulate and optimize for logic gate constraints.</text:p>
        </text:list-item>
        <text:list-item>
          <text:p text:style-name="P41">Write a clear testbench for verification.</text:p>
        </text:list-item>
      </text:list>
      <text:p text:style-name="Text_20_body"><text:span text:style-name="Strong_20_Emphas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05T16:01:06.809000000</meta:creation-date>
    <dc:date>2025-02-05T16:34:49.588000000</dc:date>
    <meta:editing-duration>PT11M18S</meta:editing-duration>
    <meta:editing-cycles>1</meta:editing-cycles>
    <meta:generator>LibreOffice/7.3.3.2$Windows_x86 LibreOffice_project/d1d0ea68f081ee2800a922cac8f79445e4603348</meta:generator>
    <meta:document-statistic meta:table-count="0" meta:image-count="0" meta:object-count="0" meta:page-count="3" meta:paragraph-count="50" meta:word-count="375" meta:character-count="2558" meta:non-whitespace-character-count="2204"/>
  </office:meta>
</office:document-meta>
</file>